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6890000016CB59B5606.svm" manifest:media-type=""/>
  <manifest:file-entry manifest:full-path="Pictures/2000006300004F1D00003B5642778405.wmf" manifest:media-type=""/>
  <manifest:file-entry manifest:full-path="Pictures/200000010000017D00000142CF7A6707.svm" manifest:media-type=""/>
  <manifest:file-entry manifest:full-path="Pictures/200000010000014F00000124CDD19E6C.svm" manifest:media-type=""/>
  <manifest:file-entry manifest:full-path="Pictures/20000001000004D20000034E4934A269.svm" manifest:media-type=""/>
  <manifest:file-entry manifest:full-path="Pictures/20000001000000F6000001426FFCD15A.svm" manifest:media-type=""/>
  <manifest:file-entry manifest:full-path="Pictures/20000001000007A00000016C0CC56F3D.svm" manifest:media-type=""/>
  <manifest:file-entry manifest:full-path="Pictures/20000001000004640000015FC6C8EE6A.svm" manifest:media-type=""/>
  <manifest:file-entry manifest:full-path="Pictures/20000001000003D90000015FC6D3D431.svm" manifest:media-type=""/>
  <manifest:file-entry manifest:full-path="Pictures/200000010000017D000000D4CB37E4F5.svm" manifest:media-type=""/>
  <manifest:file-entry manifest:full-path="Pictures/20000001000005620000034E1E68338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3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8§display§\left(V_B,0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8§display§\left(V_{B1},0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8§display§\left(0,\frac{V_{B1}}{R}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8§display§\left(0,\frac{V_{B}}{R}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TexMathsArgs="8§display§Q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8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8§display§\left(V_{DQ1},I_{DQ1}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8§display§\left(V_{DQ},I_{DQ}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094cm" svg:height="4.311cm" svg:x="1.393cm" svg:y="0.478cm">
          <draw:image xlink:href="Pictures/2000006300004F1D00003B5642778405.wmf" xlink:type="simple" xlink:show="embed" xlink:actuate="onLoad">
            <text:p/>
          </draw:image>
        </draw:frame>
        <draw:connector draw:style-name="gr2" draw:text-style-name="P1" draw:layer="controls" draw:type="curve" svg:x1="5.307cm" svg:y1="2.718cm" svg:x2="4.007cm" svg:y2="3.177cm" draw:start-shape="id1" draw:end-shape="id2" draw:end-glue-point="10" svg:d="m5307 2718c-973 0-324 459-1300 459">
          <text:p/>
        </draw:connector>
        <draw:connector draw:style-name="gr2" draw:text-style-name="P1" draw:layer="controls" draw:type="curve" svg:x1="4.932cm" svg:y1="1.956cm" svg:x2="4.01cm" svg:y2="2.662cm" draw:start-shape="id3" draw:start-glue-point="3" svg:d="m4932 1956c-1066 0-606 706-922 706">
          <text:p/>
        </draw:connector>
        <draw:frame draw:style-name="gr3" draw:text-style-name="P1" draw:layer="layout" svg:width="0.401cm" svg:height="0.349cm" svg:x="2.014cm" svg:y="0.296cm">
          <draw:image xlink:href="Pictures/200000010000014F00000124CDD19E6C.svm" xlink:type="simple" xlink:show="embed" xlink:actuate="onLoad">
            <text:p/>
          </draw:image>
        </draw:frame>
        <draw:frame draw:style-name="gr4" draw:text-style-name="P1" draw:layer="layout" svg:width="0.456cm" svg:height="0.253cm" svg:x="6.981cm" svg:y="4.114cm">
          <draw:image xlink:href="Pictures/200000010000017D000000D4CB37E4F5.svm" xlink:type="simple" xlink:show="embed" xlink:actuate="onLoad">
            <text:p/>
          </draw:image>
        </draw:frame>
        <draw:frame draw:style-name="gr5" draw:text-style-name="P1" draw:layer="layout" svg:width="0.787cm" svg:height="0.28cm" svg:x="4.775cm" svg:y="4.346cm">
          <draw:image xlink:href="Pictures/20000001000003D90000015FC6D3D431.svm" xlink:type="simple" xlink:show="embed" xlink:actuate="onLoad">
            <text:p/>
          </draw:image>
        </draw:frame>
        <draw:frame draw:style-name="gr6" draw:text-style-name="P1" draw:layer="layout" svg:width="0.898cm" svg:height="0.28cm" svg:x="5.87cm" svg:y="4.321cm">
          <draw:image xlink:href="Pictures/20000001000004640000015FC6C8EE6A.svm" xlink:type="simple" xlink:show="embed" xlink:actuate="onLoad">
            <text:p/>
          </draw:image>
        </draw:frame>
        <draw:frame draw:style-name="gr7" draw:text-style-name="P1" draw:layer="layout" svg:width="1.102cm" svg:height="0.676cm" svg:x="0.929cm" svg:y="0.836cm">
          <draw:image xlink:href="Pictures/20000001000005620000034E1E683383.svm" xlink:type="simple" xlink:show="embed" xlink:actuate="onLoad">
            <text:p/>
          </draw:image>
        </draw:frame>
        <draw:frame draw:style-name="gr8" draw:text-style-name="P1" draw:layer="layout" svg:width="0.986cm" svg:height="0.676cm" svg:x="0.981cm" svg:y="1.689cm">
          <draw:image xlink:href="Pictures/20000001000004D20000034E4934A269.svm" xlink:type="simple" xlink:show="embed" xlink:actuate="onLoad">
            <text:p/>
          </draw:image>
        </draw:frame>
        <draw:custom-shape draw:style-name="gr9" draw:text-style-name="P1" draw:layer="layout" svg:width="0.105cm" svg:height="0.105cm" svg:x="3.947cm" svg:y="2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" draw:id="id2" draw:layer="layout" svg:width="0.105cm" svg:height="0.105cm" svg:x="3.902cm" svg:y="3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" draw:layer="layout" svg:width="0.196cm" svg:height="0.257cm" svg:x="3.613cm" svg:y="3.132cm">
          <draw:image xlink:href="Pictures/20000001000000F6000001426FFCD15A.svm" xlink:type="simple" xlink:show="embed" xlink:actuate="onLoad">
            <text:p/>
          </draw:image>
        </draw:frame>
        <draw:frame draw:style-name="gr11" draw:text-style-name="P1" draw:layer="layout" svg:width="0.304cm" svg:height="0.257cm" svg:x="4.217cm" svg:y="2.512cm">
          <draw:image xlink:href="Pictures/200000010000017D00000142CF7A6707.svm" xlink:type="simple" xlink:show="embed" xlink:actuate="onLoad">
            <text:p/>
          </draw:image>
        </draw:frame>
        <draw:frame draw:style-name="gr12" draw:text-style-name="P1" xml:id="id3" draw:id="id3" draw:layer="layout" svg:width="1.561cm" svg:height="0.29cm" svg:x="4.932cm" svg:y="1.811cm">
          <draw:image xlink:href="Pictures/20000001000007A00000016C0CC56F3D.svm" xlink:type="simple" xlink:show="embed" xlink:actuate="onLoad">
            <text:p/>
          </draw:image>
        </draw:frame>
        <draw:frame draw:style-name="gr13" draw:text-style-name="P1" xml:id="id1" draw:id="id1" draw:layer="layout" svg:width="1.338cm" svg:height="0.29cm" svg:x="5.307cm" svg:y="2.573cm">
          <draw:image xlink:href="Pictures/20000001000006890000016CB59B5606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2-23T08:58:19</dc:date>
    <dc:creator>kkk </dc:creator>
    <meta:editing-duration>PT19M55S</meta:editing-duration>
    <meta:editing-cycles>2</meta:editing-cycles>
    <meta:generator>LibreOffice/3.3$Linux LibreOffice_project/330m19$Build-401</meta:generator>
    <meta:document-statistic meta:object-count="15"/>
  </office:meta>
</office:document-meta>
</file>